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y game is titled "I was the Only Witness". It is a short murder story about two people in a relationship. Playing as the murderer, the player character does not accept that they killed their partner, Alex. The player character changes their memory of the situation to avoid any pain that Alex caused. The story identifies that some people will subconsciously change their memory of past events to better suit what they want to perceive. </text:p>
      <text:p text:style-name="Standard"/>
      <text:p text:style-name="Standard">The story contains very direct constituent and supplementary events. There is very little choice the player actually has in the story. Because the player character wants to change his memory, there is a very linear progression of the story. The constituent events are the events in the story are the memories the player will use to replace painful memories. The supplementary events are all the alternative choices the player can chose. These supplementary choices give context to the real situation because they represent the actual events that occurred but do not actually progress the story.</text:p>
      <text:p text:style-name="Standard"/>
      <text:p text:style-name="Standard">One of the beats used in the story <text:s/>was the connection between the mind strain while thinking about Alex. Every time the player would think about Alex, the player character would experience pain suggesting they do not want to think about Alex negatively. This reinforces the idea that the player character wants to change the memory that they hurt Alex.</text:p>
      <text:p text:style-name="Standard"/>
      <text:p text:style-name="Standard">There is both an internal and external conflict. The external conflict is that the player character murdered their partner. The internal conflict is the mental struggle the character experiences trying to deny that they murdered anyone. The character values their relationship with Alex and could not expect the fact that they killed him. The player character's mind changes into a state of denial causing his memories of the morning before the murder to change. By having constructing these new memories, the player character can live in a world without the regret of killing Alex.</text:p>
      <text:p text:style-name="Standard"/>
      <text:p text:style-name="Standard">I really liked using Twine because I never got to use it before. It's very easy to learn and I loved reading some of the stories that the class suggested through emails. I also like the fact that this assignment was during some kind of TwineJam. It really helped motivate me to create a story (despite the fact I didn't get it submitted because my story was too l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f Myer</meta:initial-creator>
    <meta:creation-date>2015-04-06T10:07:54.12</meta:creation-date>
    <dc:date>2015-04-06T10:31:04.81</dc:date>
    <dc:creator>Leif Myer</dc:creator>
    <meta:editing-duration>PT23M9S</meta:editing-duration>
    <meta:editing-cycles>4</meta:editing-cycles>
    <meta:generator>OpenOffice/4.0.1$Win32 OpenOffice.org_project/401m5$Build-9714</meta:generator>
    <meta:document-statistic meta:table-count="0" meta:image-count="0" meta:object-count="0" meta:page-count="1" meta:paragraph-count="5" meta:word-count="393" meta:character-count="2335"/>
  </office:meta>
</office:document-meta>
</file>